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siteAspect.toSAX( RendererAspectContext context , Layout layout , PortalService servic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ompositeAspect.processLayout( Layout layout , PortalService servi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